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Heading_20_4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P3" style:family="paragraph" style:parent-style-name="Heading_20_2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P5" style:family="paragraph" style:parent-style-name="Heading_20_2">
      <style:paragraph-properties fo:break-before="auto" style:writing-mode="lr-tb"/>
    </style:style>
    <style:style style:name="T5_1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Heading_20_2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P16" style:family="paragraph" style:parent-style-name="Standard">
      <style:paragraph-properties fo:break-before="auto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P17" style:family="paragraph" style:parent-style-name="Heading_20_2">
      <style:paragraph-properties fo:break-before="auto" style:writing-mode="lr-tb"/>
    </style:style>
    <style:style style:name="T17_1" style:family="text"/>
    <style:style style:name="P18" style:family="paragraph" style:parent-style-name="Standard">
      <style:paragraph-properties fo:break-before="auto" fo:margin-top="0cm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P19" style:family="paragraph" style:parent-style-name="Heading_20_2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Heading_20_2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P26" style:family="paragraph" style:parent-style-name="Standard">
      <style:paragraph-properties fo:break-before="auto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Heading_20_2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P31" style:family="paragraph" style:parent-style-name="Standard">
      <style:paragraph-properties fo:break-before="auto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Heading_20_2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style:writing-mode="lr-tb"/>
    </style:style>
    <style:style style:name="T35_1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style:writing-mode="lr-tb"/>
    </style:style>
    <style:style style:name="T38_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P40" style:family="paragraph" style:parent-style-name="Standard">
      <style:paragraph-properties fo:break-before="auto" style:writing-mode="lr-tb"/>
    </style:style>
    <style:style style:name="P41" style:family="paragraph" style:parent-style-name="Standard">
      <style:paragraph-properties fo:break-before="auto" style:writing-mode="lr-tb"/>
    </style:style>
    <style:style style:name="T41_1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P43" style:family="paragraph" style:parent-style-name="Standard">
      <style:paragraph-properties fo:break-before="auto" style:writing-mode="lr-tb"/>
    </style:style>
    <style:style style:name="P44" style:family="paragraph" style:parent-style-name="Standard">
      <style:paragraph-properties fo:break-before="auto" style:writing-mode="lr-tb"/>
    </style:style>
    <style:style style:name="T44_1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P46" style:family="paragraph" style:parent-style-name="Heading_20_2">
      <style:paragraph-properties fo:break-before="auto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P56" style:family="paragraph" style:parent-style-name="Standard">
      <style:paragraph-properties fo:break-before="auto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</office:automatic-styles>
  <office:body>
    <office:text>
      <text:h text:style-name="P1" text:outline-level="10"><text:bookmark-start text:name="h.iyelbj3o4c4c"/><text:bookmark-end text:name="h.iyelbj3o4c4c"/><text:span text:style-name="T1_1">FOSSopolis</text:span><text:span text:style-name="T1_2"><text:s/></text:span><text:span text:style-name="T1_3">High</text:span><text:span text:style-name="T1_4"><text:s/></text:span><text:span text:style-name="T1_5">Concept</text:span></text:h>
      <text:h text:style-name="P2" text:outline-level="10"><text:bookmark-start text:name="h.fs1mjhy6tw8v"/><text:bookmark-end text:name="h.fs1mjhy6tw8v"/><text:span text:style-name="T2_1">Piper</text:span><text:span text:style-name="T2_2"><text:s/></text:span><text:span text:style-name="T2_3">Chester</text:span><text:span text:style-name="T2_4">,<text:s/></text:span><text:span text:style-name="T2_5">David</text:span><text:span text:style-name="T2_6"><text:s/></text:span><text:span text:style-name="T2_7">Gay</text:span><text:span text:style-name="T2_8">,<text:s/></text:span><text:span text:style-name="T2_9">Andrew</text:span><text:span text:style-name="T2_10"><text:s/></text:span><text:span text:style-name="T2_11">Mandula</text:span><text:span text:style-name="T2_12">,<text:s/></text:span><text:span text:style-name="T2_13">Timothy</text:span><text:span text:style-name="T2_14"><text:s/></text:span><text:span text:style-name="T2_15">Reynolds</text:span><text:span text:style-name="T2_16">,<text:s/></text:span><text:span text:style-name="T2_17">Francis</text:span><text:span text:style-name="T2_18"><text:s/></text:span><text:span text:style-name="T2_19">Yuan</text:span></text:h>
      <text:h text:style-name="P3" text:outline-level="10"><text:bookmark-start text:name="h.32b7lr9vz7tn"/><text:bookmark-end text:name="h.32b7lr9vz7tn"/><text:span text:style-name="T3_1">High</text:span><text:span text:style-name="T3_2"><text:s/></text:span><text:span text:style-name="T3_3">Concept</text:span><text:span text:style-name="T3_4"><text:s/></text:span><text:span text:style-name="T3_5">Statement</text:span></text:h>
      <text:p text:style-name="P4"><text:span text:style-name="T4_1">FOSSopolis</text:span><text:span text:style-name="T4_2"><text:s/></text:span><text:span text:style-name="T4_3">is</text:span><text:span text:style-name="T4_4"><text:s/></text:span><text:span text:style-name="T4_5">an</text:span><text:span text:style-name="T4_6"><text:s/></text:span><text:span text:style-name="T4_7">MMORPG</text:span><text:span text:style-name="T4_8"><text:s/></text:span><text:span text:style-name="T4_9">that</text:span><text:span text:style-name="T4_10"><text:s/></text:span><text:span text:style-name="T4_11">includes</text:span><text:span text:style-name="T4_12"><text:s/></text:span><text:span text:style-name="T4_13">inputs</text:span><text:span text:style-name="T4_14"><text:s/></text:span><text:span text:style-name="T4_15">from</text:span><text:span text:style-name="T4_16"><text:s/></text:span><text:span text:style-name="T4_17">repositories</text:span><text:span text:style-name="T4_18">,<text:s/></text:span><text:span text:style-name="T4_19">aggregators</text:span><text:span text:style-name="T4_20">,<text:s/></text:span><text:span text:style-name="T4_21">etc</text:span><text:span text:style-name="T4_22"><text:s/></text:span><text:span text:style-name="T4_23">of</text:span><text:span text:style-name="T4_24"><text:s/></text:span><text:span text:style-name="T4_25">FOSS</text:span><text:span text:style-name="T4_26"><text:s/></text:span><text:span text:style-name="T4_27">developers</text:span><text:span text:style-name="T4_28">’<text:s/></text:span><text:span text:style-name="T4_29">work</text:span><text:span text:style-name="T4_30"><text:s/></text:span><text:span text:style-name="T4_31">to</text:span><text:span text:style-name="T4_32"><text:s/></text:span><text:span text:style-name="T4_33">add</text:span><text:span text:style-name="T4_34"><text:s/></text:span><text:span text:style-name="T4_35">stats</text:span><text:span text:style-name="T4_36"><text:s/></text:span><text:span text:style-name="T4_37">to</text:span><text:span text:style-name="T4_38"><text:s/></text:span><text:span text:style-name="T4_39">the</text:span><text:span text:style-name="T4_40"><text:s/></text:span><text:span text:style-name="T4_41">game</text:span><text:span text:style-name="T4_42"><text:s/></text:span><text:span text:style-name="T4_43">with</text:span><text:span text:style-name="T4_44"><text:s/></text:span><text:span text:style-name="T4_45">the</text:span><text:span text:style-name="T4_46"><text:s/></text:span><text:span text:style-name="T4_47">goal</text:span><text:span text:style-name="T4_48"><text:s/></text:span><text:span text:style-name="T4_49">of</text:span><text:span text:style-name="T4_50"><text:s/></text:span><text:span text:style-name="T4_51">fun</text:span><text:span text:style-name="T4_52"><text:s/></text:span><text:span text:style-name="T4_53">and</text:span><text:span text:style-name="T4_54"><text:s/></text:span><text:span text:style-name="T4_55">an</text:span><text:span text:style-name="T4_56"><text:s/></text:span><text:span text:style-name="T4_57">incentive</text:span><text:span text:style-name="T4_58"><text:s/></text:span><text:span text:style-name="T4_59">for</text:span><text:span text:style-name="T4_60"><text:s/></text:span><text:span text:style-name="T4_61">increased</text:span><text:span text:style-name="T4_62"><text:s/></text:span><text:span text:style-name="T4_63">productivity</text:span><text:span text:style-name="T4_64">.</text:span></text:p>
      <text:h text:style-name="P5" text:outline-level="10"><text:bookmark-start text:name="h.rjm5btuzhnxd"/><text:bookmark-end text:name="h.rjm5btuzhnxd"/><text:span text:style-name="T5_1">Features</text:span></text:h>
      <text:list text:style-name="LS1" xml:id="list0">
        <text:list-item>
          <text:p text:style-name="P6"><text:span text:style-name="T6_1">2</text:span><text:span text:style-name="T6_2">D</text:span><text:span text:style-name="T6_3"><text:s/></text:span><text:span text:style-name="T6_4">sidescroller</text:span><text:span text:style-name="T6_5"><text:s/></text:span><text:span text:style-name="T6_6">MMORPG</text:span><text:span text:style-name="T6_7"><text:s/></text:span><text:span text:style-name="T6_8">in</text:span><text:span text:style-name="T6_9"><text:s/></text:span><text:span text:style-name="T6_10">a</text:span><text:span text:style-name="T6_11"><text:s/></text:span><text:span text:style-name="T6_12">pristine</text:span><text:span text:style-name="T6_13"><text:s/></text:span><text:span text:style-name="T6_14">neon</text:span><text:span text:style-name="T6_15"><text:s/></text:span><text:span text:style-name="T6_16">world</text:span><text:span text:style-name="T6_17">,<text:s/></text:span><text:span text:style-name="T6_18">devoid</text:span><text:span text:style-name="T6_19"><text:s/></text:span><text:span text:style-name="T6_20">of</text:span><text:span text:style-name="T6_21"><text:s/></text:span><text:span text:style-name="T6_22">organic</text:span><text:span text:style-name="T6_23"><text:s/></text:span><text:span text:style-name="T6_24">life</text:span><text:span text:style-name="T6_25">.</text:span></text:p>
        </text:list-item>
        <text:list-item>
          <text:p text:style-name="P7"><text:span text:style-name="T7_1">Play</text:span><text:span text:style-name="T7_2"><text:s/></text:span><text:span text:style-name="T7_3">as</text:span><text:span text:style-name="T7_4"><text:s/></text:span><text:span text:style-name="T7_5">a</text:span><text:span text:style-name="T7_6"><text:s/>“</text:span><text:span text:style-name="T7_7">FOSSBot</text:span><text:span text:style-name="T7_8">,”<text:s/></text:span><text:span text:style-name="T7_9">an</text:span><text:span text:style-name="T7_10"><text:s/></text:span><text:span text:style-name="T7_11">eager</text:span><text:span text:style-name="T7_12"><text:s/></text:span><text:span text:style-name="T7_13">robot</text:span><text:span text:style-name="T7_14"><text:s/></text:span><text:span text:style-name="T7_15">aiming</text:span><text:span text:style-name="T7_16"><text:s/></text:span><text:span text:style-name="T7_17">to</text:span><text:span text:style-name="T7_18"><text:s/></text:span><text:span text:style-name="T7_19">work</text:span><text:span text:style-name="T7_20"><text:s/></text:span><text:span text:style-name="T7_21">for</text:span><text:span text:style-name="T7_22"><text:s/></text:span><text:span text:style-name="T7_23">the</text:span><text:span text:style-name="T7_24"><text:s/></text:span><text:span text:style-name="T7_25">sake</text:span><text:span text:style-name="T7_26"><text:s/></text:span><text:span text:style-name="T7_27">of</text:span><text:span text:style-name="T7_28"><text:s/></text:span><text:span text:style-name="T7_29">FOSSopolis</text:span><text:span text:style-name="T7_30">.</text:span></text:p>
        </text:list-item>
        <text:list-item>
          <text:p text:style-name="P8"><text:span text:style-name="T8_1">Unconventional</text:span><text:span text:style-name="T8_2"><text:s/></text:span><text:span text:style-name="T8_3">platform</text:span><text:span text:style-name="T8_4">-</text:span><text:span text:style-name="T8_5">based</text:span><text:span text:style-name="T8_6"><text:s/></text:span><text:span text:style-name="T8_7">exploration</text:span><text:span text:style-name="T8_8">.<text:s/></text:span><text:span text:style-name="T8_9">Explore</text:span><text:span text:style-name="T8_10"><text:s/></text:span><text:span text:style-name="T8_11">wide</text:span><text:span text:style-name="T8_12"><text:s/></text:span><text:span text:style-name="T8_13">landscapes</text:span><text:span text:style-name="T8_14">,<text:s/></text:span><text:span text:style-name="T8_15">climb</text:span><text:span text:style-name="T8_16"><text:s/></text:span><text:span text:style-name="T8_17">huge</text:span><text:span text:style-name="T8_18"><text:s/></text:span><text:span text:style-name="T8_19">skyscrapers</text:span><text:span text:style-name="T8_20">.</text:span></text:p>
        </text:list-item>
        <text:list-item>
          <text:p text:style-name="P9"><text:span text:style-name="T9_1">Drop</text:span><text:span text:style-name="T9_2">-</text:span><text:span text:style-name="T9_3">in</text:span><text:span text:style-name="T9_4">/</text:span><text:span text:style-name="T9_5">drop</text:span><text:span text:style-name="T9_6">-</text:span><text:span text:style-name="T9_7">out</text:span><text:span text:style-name="T9_8"><text:s/></text:span><text:span text:style-name="T9_9">gameplay</text:span><text:span text:style-name="T9_10">,<text:s/></text:span><text:span text:style-name="T9_11">players</text:span><text:span text:style-name="T9_12"><text:s/></text:span><text:span text:style-name="T9_13">not</text:span><text:span text:style-name="T9_14"><text:s/></text:span><text:span text:style-name="T9_15">penalized</text:span><text:span text:style-name="T9_16"><text:s/></text:span><text:span text:style-name="T9_17">for</text:span><text:span text:style-name="T9_18"><text:s/></text:span><text:span text:style-name="T9_19">soloing</text:span><text:span text:style-name="T9_20">.</text:span></text:p>
        </text:list-item>
        <text:list-item>
          <text:p text:style-name="P10"><text:span text:style-name="T10_1">Mini</text:span><text:span text:style-name="T10_2"><text:s/></text:span><text:span text:style-name="T10_3">developer</text:span><text:span text:style-name="T10_4"><text:s/></text:span><text:span text:style-name="T10_5">exercises</text:span><text:span text:style-name="T10_6"><text:s/></text:span><text:span text:style-name="T10_7">scattered</text:span><text:span text:style-name="T10_8"><text:s/></text:span><text:span text:style-name="T10_9">throughout</text:span><text:span text:style-name="T10_10"><text:s/></text:span><text:span text:style-name="T10_11">game</text:span><text:span text:style-name="T10_12"><text:s/></text:span><text:span text:style-name="T10_13">as</text:span><text:span text:style-name="T10_14"><text:s/></text:span><text:span text:style-name="T10_15">additional</text:span><text:span text:style-name="T10_16"><text:s/></text:span><text:span text:style-name="T10_17">gameplay</text:span><text:span text:style-name="T10_18"><text:s/></text:span><text:span text:style-name="T10_19">elements</text:span><text:span text:style-name="T10_20">.</text:span></text:p>
        </text:list-item>
        <text:list-item>
          <text:p text:style-name="P11"><text:span text:style-name="T11_1">Factions</text:span><text:span text:style-name="T11_2"><text:s/></text:span><text:span text:style-name="T11_3">create</text:span><text:span text:style-name="T11_4"><text:s/></text:span><text:span text:style-name="T11_5">options</text:span><text:span text:style-name="T11_6"><text:s/></text:span><text:span text:style-name="T11_7">for</text:span><text:span text:style-name="T11_8"><text:s/></text:span><text:span text:style-name="T11_9">players</text:span><text:span text:style-name="T11_10"><text:s/></text:span><text:span text:style-name="T11_11">to</text:span><text:span text:style-name="T11_12"><text:s/></text:span><text:span text:style-name="T11_13">earn</text:span><text:span text:style-name="T11_14"><text:s/></text:span><text:span text:style-name="T11_15">different</text:span><text:span text:style-name="T11_16"><text:s/></text:span><text:span text:style-name="T11_17">in</text:span><text:span text:style-name="T11_18">-</text:span><text:span text:style-name="T11_19">game</text:span><text:span text:style-name="T11_20"><text:s/></text:span><text:span text:style-name="T11_21">gear</text:span><text:span text:style-name="T11_22"><text:s/></text:span><text:span text:style-name="T11_23">and</text:span><text:span text:style-name="T11_24"><text:s/></text:span><text:span text:style-name="T11_25">bonuses</text:span><text:span text:style-name="T11_26">.</text:span></text:p>
        </text:list-item>
      </text:list>
      <text:h text:style-name="P12" text:outline-level="10"><text:bookmark-start text:name="h.93jeb4hcl0b9"/><text:bookmark-end text:name="h.93jeb4hcl0b9"/><text:span text:style-name="T12_1">Player</text:span><text:span text:style-name="T12_2"><text:s/></text:span><text:span text:style-name="T12_3">Motivation</text:span></text:h>
      <text:list text:style-name="LS2" xml:id="list6">
        <text:list-item>
          <text:p text:style-name="P13"><text:span text:style-name="T13_1">A</text:span><text:span text:style-name="T13_2"><text:s/></text:span><text:span text:style-name="T13_3">virtual</text:span><text:span text:style-name="T13_4"><text:s/></text:span><text:span text:style-name="T13_5">world</text:span><text:span text:style-name="T13_6"><text:s/></text:span><text:span text:style-name="T13_7">where</text:span><text:span text:style-name="T13_8"><text:s/></text:span><text:span text:style-name="T13_9">open</text:span><text:span text:style-name="T13_10"><text:s/></text:span><text:span text:style-name="T13_11">source</text:span><text:span text:style-name="T13_12"><text:s/></text:span><text:span text:style-name="T13_13">developers</text:span><text:span text:style-name="T13_14"><text:s/></text:span><text:span text:style-name="T13_15">and</text:span><text:span text:style-name="T13_16"><text:s/></text:span><text:span text:style-name="T13_17">users</text:span><text:span text:style-name="T13_18"><text:s/></text:span><text:span text:style-name="T13_19">can</text:span><text:span text:style-name="T13_20"><text:s/></text:span><text:span text:style-name="T13_21">meet</text:span><text:span text:style-name="T13_22"><text:s/></text:span><text:span text:style-name="T13_23">to</text:span><text:span text:style-name="T13_24"><text:s/></text:span><text:span text:style-name="T13_25">see</text:span><text:span text:style-name="T13_26"><text:s/></text:span><text:span text:style-name="T13_27">how</text:span><text:span text:style-name="T13_28"><text:s/></text:span><text:span text:style-name="T13_29">code</text:span><text:span text:style-name="T13_30"><text:s/></text:span><text:span text:style-name="T13_31">commits</text:span><text:span text:style-name="T13_32"><text:s/></text:span><text:span text:style-name="T13_33">have</text:span><text:span text:style-name="T13_34"><text:s/></text:span><text:span text:style-name="T13_35">changed</text:span><text:span text:style-name="T13_36"><text:s/></text:span><text:span text:style-name="T13_37">the</text:span><text:span text:style-name="T13_38"><text:s/></text:span><text:span text:style-name="T13_39">world</text:span><text:span text:style-name="T13_40"><text:s/></text:span><text:span text:style-name="T13_41">and</text:span><text:span text:style-name="T13_42"><text:s/></text:span><text:span text:style-name="T13_43">fight</text:span><text:span text:style-name="T13_44"><text:s/></text:span><text:span text:style-name="T13_45">new</text:span><text:span text:style-name="T13_46"><text:s/></text:span><text:span text:style-name="T13_47">monsters</text:span><text:span text:style-name="T13_48"><text:s/></text:span><text:span text:style-name="T13_49">together</text:span><text:span text:style-name="T13_50">.</text:span></text:p>
        </text:list-item>
      </text:list>
      <text:list text:style-name="LS3" xml:id="list7">
        <text:list-item>
          <text:p text:style-name="P14"><text:span text:style-name="T14_1">Combat</text:span><text:span text:style-name="T14_2"><text:s/></text:span><text:span text:style-name="T14_3">is</text:span><text:span text:style-name="T14_4"><text:s/></text:span><text:span text:style-name="T14_5">real</text:span><text:span text:style-name="T14_6">-</text:span><text:span text:style-name="T14_7">time</text:span><text:span text:style-name="T14_8"><text:s/></text:span><text:span text:style-name="T14_9">with</text:span><text:span text:style-name="T14_10"><text:s/></text:span><text:span text:style-name="T14_11">unique</text:span><text:span text:style-name="T14_12"><text:s/></text:span><text:span text:style-name="T14_13">low</text:span><text:span text:style-name="T14_14">,<text:s/></text:span><text:span text:style-name="T14_15">medium</text:span><text:span text:style-name="T14_16">,<text:s/></text:span><text:span text:style-name="T14_17">and</text:span><text:span text:style-name="T14_18"><text:s/></text:span><text:span text:style-name="T14_19">high</text:span><text:span text:style-name="T14_20"><text:s/></text:span><text:span text:style-name="T14_21">attacks</text:span><text:span text:style-name="T14_22">.</text:span></text:p>
        </text:list-item>
        <text:list-item>
          <text:p text:style-name="P15"><text:span text:style-name="T15_1">In</text:span><text:span text:style-name="T15_2"><text:s/></text:span><text:span text:style-name="T15_3">addition</text:span><text:span text:style-name="T15_4"><text:s/></text:span><text:span text:style-name="T15_5">to</text:span><text:span text:style-name="T15_6"><text:s/></text:span><text:span text:style-name="T15_7">combat</text:span><text:span text:style-name="T15_8">,<text:s/></text:span><text:span text:style-name="T15_9">players</text:span><text:span text:style-name="T15_10"><text:s/></text:span><text:span text:style-name="T15_11">will</text:span><text:span text:style-name="T15_12"><text:s/></text:span><text:span text:style-name="T15_13">be</text:span><text:span text:style-name="T15_14"><text:s/></text:span><text:span text:style-name="T15_15">able</text:span><text:span text:style-name="T15_16"><text:s/></text:span><text:span text:style-name="T15_17">to</text:span><text:span text:style-name="T15_18"><text:s/></text:span><text:span text:style-name="T15_19">trade</text:span><text:span text:style-name="T15_20"><text:s/></text:span><text:span text:style-name="T15_21">and</text:span><text:span text:style-name="T15_22"><text:s/></text:span><text:span text:style-name="T15_23">quest</text:span><text:span text:style-name="T15_24"><text:s/></text:span><text:span text:style-name="T15_25">with</text:span><text:span text:style-name="T15_26"><text:s/></text:span><text:span text:style-name="T15_27">NPCs</text:span><text:span text:style-name="T15_28"><text:s/></text:span><text:span text:style-name="T15_29">to</text:span><text:span text:style-name="T15_30"><text:s/></text:span><text:span text:style-name="T15_31">gain</text:span><text:span text:style-name="T15_32"><text:s/></text:span><text:span text:style-name="T15_33">access</text:span><text:span text:style-name="T15_34"><text:s/></text:span><text:span text:style-name="T15_35">to</text:span><text:span text:style-name="T15_36"><text:s/></text:span><text:span text:style-name="T15_37">important</text:span><text:span text:style-name="T15_38"><text:s/></text:span><text:span text:style-name="T15_39">materials</text:span><text:span text:style-name="T15_40"><text:s/></text:span><text:span text:style-name="T15_41">and</text:span><text:span text:style-name="T15_42"><text:s/></text:span><text:span text:style-name="T15_43">game</text:span><text:span text:style-name="T15_44"><text:s/></text:span><text:span text:style-name="T15_45">advancement</text:span><text:span text:style-name="T15_46">.</text:span></text:p>
        </text:list-item>
        <text:list-item>
          <text:p text:style-name="P16"><text:span text:style-name="T16_1">Players</text:span><text:span text:style-name="T16_2"><text:s/></text:span><text:span text:style-name="T16_3">will</text:span><text:span text:style-name="T16_4"><text:s/></text:span><text:span text:style-name="T16_5">gain</text:span><text:span text:style-name="T16_6"><text:s/></text:span><text:span text:style-name="T16_7">Silicon</text:span><text:span text:style-name="T16_8">,<text:s/></text:span><text:span text:style-name="T16_9">the</text:span><text:span text:style-name="T16_10"><text:s/></text:span><text:span text:style-name="T16_11">major</text:span><text:span text:style-name="T16_12"><text:s/></text:span><text:span text:style-name="T16_13">trade</text:span><text:span text:style-name="T16_14"><text:s/></text:span><text:span text:style-name="T16_15">resource</text:span><text:span text:style-name="T16_16">,</text:span><text:span text:style-name="T16_17"><text:s/></text:span><text:span text:style-name="T16_18">and</text:span><text:span text:style-name="T16_19"><text:s/></text:span><text:span text:style-name="T16_20">region</text:span><text:span text:style-name="T16_21">-</text:span><text:span text:style-name="T16_22">unique</text:span><text:span text:style-name="T16_23"><text:s/></text:span><text:span text:style-name="T16_24">crafting</text:span><text:span text:style-name="T16_25"><text:s/></text:span><text:span text:style-name="T16_26">materials</text:span><text:span text:style-name="T16_27">.</text:span></text:p>
        </text:list-item>
      </text:list>
      <text:h text:style-name="P17" text:outline-level="10"><text:bookmark-start text:name="h.fw4iwsn498st"/><text:bookmark-end text:name="h.fw4iwsn498st"/><text:span text:style-name="T17_1">Genre</text:span></text:h>
      <text:list text:style-name="LS3" xml:id="list10">
        <text:list-item>
          <text:p text:style-name="P18"><text:span text:style-name="T18_1">Massively</text:span><text:span text:style-name="T18_2"><text:s/></text:span><text:span text:style-name="T18_3">Multiplayer</text:span><text:span text:style-name="T18_4"><text:s/></text:span><text:span text:style-name="T18_5">Online</text:span><text:span text:style-name="T18_6"><text:s/></text:span><text:span text:style-name="T18_7">Role</text:span><text:span text:style-name="T18_8">-</text:span><text:span text:style-name="T18_9">Playing</text:span><text:span text:style-name="T18_10"><text:s/></text:span><text:span text:style-name="T18_11">Game</text:span><text:span text:style-name="T18_12"><text:s/></text:span><text:span text:style-name="T18_13">with</text:span><text:span text:style-name="T18_14"><text:s/></text:span><text:span text:style-name="T18_15">platforming</text:span><text:span text:style-name="T18_16"><text:s/></text:span><text:span text:style-name="T18_17">elements</text:span></text:p>
        </text:list-item>
      </text:list>
      <text:h text:style-name="P19" text:outline-level="10"><text:bookmark-start text:name="h.qksn00v8nej5"/><text:bookmark-end text:name="h.qksn00v8nej5"/><text:span text:style-name="T19_1">Target</text:span><text:span text:style-name="T19_2"><text:s/></text:span><text:span text:style-name="T19_3">Customer</text:span></text:h>
      <text:list text:style-name="LS3" xml:id="list11">
        <text:list-item>
          <text:p text:style-name="P20"><text:span text:style-name="T20_1">FOSS</text:span><text:span text:style-name="T20_2"><text:s/></text:span><text:span text:style-name="T20_3">devs</text:span></text:p>
        </text:list-item>
        <text:list-item>
          <text:p text:style-name="P21"><text:span text:style-name="T21_1">Gamers</text:span><text:span text:style-name="T21_2"><text:s/></text:span><text:span text:style-name="T21_3">of</text:span><text:span text:style-name="T21_4"><text:s/></text:span><text:span text:style-name="T21_5">all</text:span><text:span text:style-name="T21_6"><text:s/></text:span><text:span text:style-name="T21_7">ages</text:span></text:p>
        </text:list-item>
      </text:list>
      <text:h text:style-name="P22" text:outline-level="10"><text:bookmark-start text:name="h.ypoeqpo79q9i"/><text:bookmark-end text:name="h.ypoeqpo79q9i"/><text:span text:style-name="T22_1">Similar</text:span><text:span text:style-name="T22_2"><text:s/></text:span><text:span text:style-name="T22_3">Titles</text:span></text:h>
      <text:list text:style-name="LS3" xml:id="list13">
        <text:list-item>
          <text:p text:style-name="P23"><text:span text:style-name="T23_1">World</text:span><text:span text:style-name="T23_2"><text:s/></text:span><text:span text:style-name="T23_3">of</text:span><text:span text:style-name="T23_4"><text:s/></text:span><text:span text:style-name="T23_5">Warcraft</text:span></text:p>
        </text:list-item>
        <text:list-item>
          <text:p text:style-name="P24"><text:span text:style-name="T24_1">Elder</text:span><text:span text:style-name="T24_2"><text:s/></text:span><text:span text:style-name="T24_3">Scrolls</text:span><text:span text:style-name="T24_4"><text:s/></text:span><text:span text:style-name="T24_5">Online</text:span></text:p>
        </text:list-item>
        <text:list-item>
          <text:p text:style-name="P25"><text:span text:style-name="T25_1">Star</text:span><text:span text:style-name="T25_2"><text:s/></text:span><text:span text:style-name="T25_3">Wars</text:span><text:span text:style-name="T25_4">:<text:s/></text:span><text:span text:style-name="T25_5">The</text:span><text:span text:style-name="T25_6"><text:s/></text:span><text:span text:style-name="T25_7">Old</text:span><text:span text:style-name="T25_8"><text:s/></text:span><text:span text:style-name="T25_9">Republic</text:span></text:p>
        </text:list-item>
        <text:list-item>
          <text:p text:style-name="P26"><text:span text:style-name="T26_1">Guild</text:span><text:span text:style-name="T26_2"><text:s/></text:span><text:span text:style-name="T26_3">Wars</text:span><text:span text:style-name="T26_4"><text:s/>2</text:span></text:p>
        </text:list-item>
      </text:list>
      <text:h text:style-name="P27" text:outline-level="10"><text:bookmark-start text:name="h.vnswxqkzivll"/><text:bookmark-end text:name="h.vnswxqkzivll"/><text:span text:style-name="T27_1">Unique</text:span><text:span text:style-name="T27_2"><text:s/></text:span><text:span text:style-name="T27_3">Selling</text:span><text:span text:style-name="T27_4"><text:s/></text:span><text:span text:style-name="T27_5">Points</text:span></text:h>
      <text:list text:style-name="LS4" xml:id="list17">
        <text:list-item>
          <text:p text:style-name="P28"><text:span text:style-name="T28_1">Hook</text:span><text:span text:style-name="T28_2"><text:s/></text:span><text:span text:style-name="T28_3">into</text:span><text:span text:style-name="T28_4"><text:s/></text:span><text:span text:style-name="T28_5">sites</text:span><text:span text:style-name="T28_6"><text:s/></text:span><text:span text:style-name="T28_7">like</text:span><text:span text:style-name="T28_8"><text:s/></text:span><text:span text:style-name="T28_9">GitHub</text:span><text:span text:style-name="T28_10"><text:s/></text:span><text:span text:style-name="T28_11">and</text:span><text:span text:style-name="T28_12"><text:s/></text:span><text:span text:style-name="T28_13">Ohloh</text:span><text:span text:style-name="T28_14"><text:s/></text:span><text:span text:style-name="T28_15">to</text:span><text:span text:style-name="T28_16"><text:s/></text:span><text:span text:style-name="T28_17">modify</text:span><text:span text:style-name="T28_18"><text:s/></text:span><text:span text:style-name="T28_19">your</text:span><text:span text:style-name="T28_20"><text:s/></text:span><text:span text:style-name="T28_21">character</text:span><text:span text:style-name="T28_22"><text:s/></text:span><text:span text:style-name="T28_23">based</text:span><text:span text:style-name="T28_24"><text:s/></text:span><text:span text:style-name="T28_25">on</text:span><text:span text:style-name="T28_26"><text:s/></text:span><text:span text:style-name="T28_27">your</text:span><text:span text:style-name="T28_28"><text:s/></text:span><text:span text:style-name="T28_29">open</text:span><text:span text:style-name="T28_30">-</text:span><text:span text:style-name="T28_31">source</text:span><text:span text:style-name="T28_32"><text:s/></text:span><text:span text:style-name="T28_33">contributions</text:span><text:span text:style-name="T28_34">.</text:span></text:p>
        </text:list-item>
        <text:list-item>
          <text:p text:style-name="P29"><text:span text:style-name="T29_1">A</text:span><text:span text:style-name="T29_2"><text:s/></text:span><text:span text:style-name="T29_3">unique</text:span><text:span text:style-name="T29_4"><text:s/></text:span><text:span text:style-name="T29_5">sci</text:span><text:span text:style-name="T29_6"><text:s/></text:span><text:span text:style-name="T29_7">fi</text:span><text:span text:style-name="T29_8"><text:s/></text:span><text:span text:style-name="T29_9">world</text:span><text:span text:style-name="T29_10">,<text:s/></text:span><text:span text:style-name="T29_11">eschewing</text:span><text:span text:style-name="T29_12"><text:s/></text:span><text:span text:style-name="T29_13">typical</text:span><text:span text:style-name="T29_14"><text:s/>“</text:span><text:span text:style-name="T29_15">elves</text:span><text:span text:style-name="T29_16"><text:s/></text:span><text:span text:style-name="T29_17">and</text:span><text:span text:style-name="T29_18"><text:s/></text:span><text:span text:style-name="T29_19">orcs</text:span><text:span text:style-name="T29_20"><text:s/></text:span><text:span text:style-name="T29_21">fantasy</text:span><text:span text:style-name="T29_22">”<text:s/></text:span><text:span text:style-name="T29_23">found</text:span><text:span text:style-name="T29_24"><text:s/></text:span><text:span text:style-name="T29_25">in</text:span><text:span text:style-name="T29_26"><text:s/></text:span><text:span text:style-name="T29_27">MMOs</text:span><text:span text:style-name="T29_28"><text:s/></text:span><text:span text:style-name="T29_29">today</text:span><text:span text:style-name="T29_30">.</text:span></text:p>
        </text:list-item>
        <text:list-item>
          <text:p text:style-name="P30"><text:span text:style-name="T30_1">Explore</text:span><text:span text:style-name="T30_2"><text:s/></text:span><text:span text:style-name="T30_3">regions</text:span><text:span text:style-name="T30_4"><text:s/></text:span><text:span text:style-name="T30_5">that</text:span><text:span text:style-name="T30_6"><text:s/></text:span><text:span text:style-name="T30_7">represent</text:span><text:span text:style-name="T30_8"><text:s/></text:span><text:span text:style-name="T30_9">various</text:span><text:span text:style-name="T30_10"><text:s/></text:span><text:span text:style-name="T30_11">forms</text:span><text:span text:style-name="T30_12"><text:s/></text:span><text:span text:style-name="T30_13">of</text:span><text:span text:style-name="T30_14"><text:s/></text:span><text:span text:style-name="T30_15">FOSS</text:span><text:span text:style-name="T30_16"><text:s/></text:span><text:span text:style-name="T30_17">development</text:span><text:span text:style-name="T30_18">.<text:s/></text:span><text:span text:style-name="T30_19">Join</text:span><text:span text:style-name="T30_20"><text:s/></text:span><text:span text:style-name="T30_21">them</text:span><text:span text:style-name="T30_22"><text:s/></text:span><text:span text:style-name="T30_23">to</text:span><text:span text:style-name="T30_24"><text:s/></text:span><text:span text:style-name="T30_25">contribute</text:span><text:span text:style-name="T30_26"><text:s/></text:span><text:span text:style-name="T30_27">to</text:span><text:span text:style-name="T30_28"><text:s/></text:span><text:span text:style-name="T30_29">their</text:span><text:span text:style-name="T30_30"><text:s/></text:span><text:span text:style-name="T30_31">growth</text:span><text:span text:style-name="T30_32">.</text:span></text:p>
        </text:list-item>
        <text:list-item>
          <text:p text:style-name="P31"><text:span text:style-name="T31_1">Take</text:span><text:span text:style-name="T31_2"><text:s/></text:span><text:span text:style-name="T31_3">advantage</text:span><text:span text:style-name="T31_4"><text:s/></text:span><text:span text:style-name="T31_5">of</text:span><text:span text:style-name="T31_6"><text:s/></text:span><text:span text:style-name="T31_7">FOSS</text:span><text:span text:style-name="T31_8"><text:s/></text:span><text:span text:style-name="T31_9">c</text:span><text:span text:style-name="T31_10">ommunity</text:span><text:span text:style-name="T31_11"><text:s/></text:span><text:span text:style-name="T31_12">data</text:span><text:span text:style-name="T31_13"><text:s/></text:span><text:span text:style-name="T31_14">to</text:span><text:span text:style-name="T31_15"><text:s/></text:span><text:span text:style-name="T31_16">alter</text:span><text:span text:style-name="T31_17"><text:s/></text:span><text:span text:style-name="T31_18">quests</text:span><text:span text:style-name="T31_19">,<text:s/></text:span><text:span text:style-name="T31_20">loot</text:span><text:span text:style-name="T31_21">,<text:s/></text:span><text:span text:style-name="T31_22">and</text:span><text:span text:style-name="T31_23"><text:s/></text:span><text:span text:style-name="T31_24">other</text:span><text:span text:style-name="T31_25"><text:s/></text:span><text:span text:style-name="T31_26">experiences</text:span><text:span text:style-name="T31_27">.</text:span></text:p>
        </text:list-item>
      </text:list>
      <text:h text:style-name="P32" text:outline-level="10"><text:bookmark-start text:name="h.n68g3qjd5ka"/><text:bookmark-end text:name="h.n68g3qjd5ka"/><text:span text:style-name="T32_1">Target</text:span><text:span text:style-name="T32_2"><text:s/></text:span><text:span text:style-name="T32_3">Hardware</text:span></text:h>
      <text:list text:style-name="LS3" xml:id="list21">
        <text:list-item>
          <text:p text:style-name="P33"><text:span text:style-name="T33_1">PC</text:span><text:span text:style-name="T33_2"><text:s/>-<text:s/></text:span><text:span text:style-name="T33_3">Browser</text:span></text:p>
        </text:list-item>
      </text:list>
      <text:h text:style-name="P34" text:outline-level="10"><text:bookmark-start text:name="h.hmr4gqpj61p5"/><text:bookmark-end text:name="h.hmr4gqpj61p5"/><text:span text:style-name="T34_1">Design</text:span><text:span text:style-name="T34_2"><text:s/></text:span><text:span text:style-name="T34_3">Goals</text:span></text:h>
      <text:p text:style-name="P35"><text:span text:style-name="T35_1">Overall</text:span></text:p>
      <text:p text:style-name="P36"><text:span text:style-name="T36_1">Finding</text:span><text:span text:style-name="T36_2"><text:s/></text:span><text:span text:style-name="T36_3">and</text:span><text:span text:style-name="T36_4"><text:s/></text:span><text:span text:style-name="T36_5">making</text:span><text:span text:style-name="T36_6"><text:s/></text:span><text:span text:style-name="T36_7">a</text:span><text:span text:style-name="T36_8"><text:s/></text:span><text:span text:style-name="T36_9">fun</text:span><text:span text:style-name="T36_10"><text:s/></text:span><text:span text:style-name="T36_11">experience</text:span><text:span text:style-name="T36_12"><text:s/></text:span><text:span text:style-name="T36_13">out</text:span><text:span text:style-name="T36_14"><text:s/></text:span><text:span text:style-name="T36_15">of</text:span><text:span text:style-name="T36_16"><text:s/></text:span><text:span text:style-name="T36_17">the</text:span><text:span text:style-name="T36_18"><text:s/></text:span><text:span text:style-name="T36_19">overlap</text:span><text:span text:style-name="T36_20"><text:s/></text:span><text:span text:style-name="T36_21">between</text:span><text:span text:style-name="T36_22"><text:s/></text:span><text:span text:style-name="T36_23">FOSS</text:span><text:span text:style-name="T36_24"><text:s/></text:span><text:span text:style-name="T36_25">dev</text:span><text:span text:style-name="T36_26"><text:s/></text:span><text:span text:style-name="T36_27">and</text:span><text:span text:style-name="T36_28"><text:s/></text:span><text:span text:style-name="T36_29">gaming</text:span><text:span text:style-name="T36_30">.</text:span></text:p>
      <text:p text:style-name="P37"/>
      <text:p text:style-name="P38"><text:span text:style-name="T38_1">Simple</text:span></text:p>
      <text:p text:style-name="P39"><text:span text:style-name="T39_1">A</text:span><text:span text:style-name="T39_2"><text:s/>2</text:span><text:span text:style-name="T39_3">D</text:span><text:span text:style-name="T39_4"><text:s/></text:span><text:span text:style-name="T39_5">MMORPG</text:span><text:span text:style-name="T39_6"><text:s/></text:span><text:span text:style-name="T39_7">with</text:span><text:span text:style-name="T39_8"><text:s/></text:span><text:span text:style-name="T39_9">various</text:span><text:span text:style-name="T39_10"><text:s/></text:span><text:span text:style-name="T39_11">heights</text:span><text:span text:style-name="T39_12"><text:s/></text:span><text:span text:style-name="T39_13">for</text:span><text:span text:style-name="T39_14"><text:s/></text:span><text:span text:style-name="T39_15">attacking</text:span><text:span text:style-name="T39_16"><text:s/></text:span><text:span text:style-name="T39_17">and</text:span><text:span text:style-name="T39_18"><text:s/></text:span><text:span text:style-name="T39_19">defending</text:span><text:span text:style-name="T39_20"><text:s/></text:span><text:span text:style-name="T39_21">against</text:span><text:span text:style-name="T39_22"><text:s/></text:span><text:span text:style-name="T39_23">enemies</text:span><text:span text:style-name="T39_24">.<text:s/></text:span><text:span text:style-name="T39_25">Level</text:span><text:span text:style-name="T39_26"><text:s/></text:span><text:span text:style-name="T39_27">up</text:span><text:span text:style-name="T39_28"><text:s/></text:span><text:span text:style-name="T39_29">your</text:span><text:span text:style-name="T39_30"><text:s/></text:span><text:span text:style-name="T39_31">character</text:span><text:span text:style-name="T39_32">,<text:s/></text:span><text:span text:style-name="T39_33">get</text:span><text:span text:style-name="T39_34"><text:s/></text:span><text:span text:style-name="T39_35">better</text:span><text:span text:style-name="T39_36"><text:s/></text:span><text:span text:style-name="T39_37">gear</text:span><text:span text:style-name="T39_38">,<text:s/></text:span><text:span text:style-name="T39_39">and</text:span><text:span text:style-name="T39_40"><text:s/></text:span><text:span text:style-name="T39_41">explore</text:span><text:span text:style-name="T39_42"><text:s/></text:span><text:span text:style-name="T39_43">the</text:span><text:span text:style-name="T39_44"><text:s/></text:span><text:span text:style-name="T39_45">world</text:span><text:span text:style-name="T39_46"><text:s/></text:span><text:span text:style-name="T39_47">with</text:span><text:span text:style-name="T39_48"><text:s/></text:span><text:span text:style-name="T39_49">your</text:span><text:span text:style-name="T39_50"><text:s/></text:span><text:span text:style-name="T39_51">friends</text:span><text:span text:style-name="T39_52">!</text:span></text:p>
      <text:p text:style-name="P40"/>
      <text:p text:style-name="P41"><text:span text:style-name="T41_1">Hot</text:span></text:p>
      <text:p text:style-name="P42"><text:span text:style-name="T42_1">Real</text:span><text:span text:style-name="T42_2">-</text:span><text:span text:style-name="T42_3">time</text:span><text:span text:style-name="T42_4">,<text:s/></text:span><text:span text:style-name="T42_5">fast</text:span><text:span text:style-name="T42_6"><text:s/></text:span><text:span text:style-name="T42_7">paced</text:span><text:span text:style-name="T42_8"><text:s/></text:span><text:span text:style-name="T42_9">action</text:span><text:span text:style-name="T42_10"><text:s/></text:span><text:span text:style-name="T42_11">in</text:span><text:span text:style-name="T42_12"><text:s/></text:span><text:span text:style-name="T42_13">a</text:span><text:span text:style-name="T42_14"><text:s/></text:span><text:span text:style-name="T42_15">RPG</text:span><text:span text:style-name="T42_16"><text:s/></text:span><text:span text:style-name="T42_17">setting</text:span><text:span text:style-name="T42_18"><text:s/></text:span><text:span text:style-name="T42_19">giving</text:span><text:span text:style-name="T42_20"><text:s/></text:span><text:span text:style-name="T42_21">players</text:span><text:span text:style-name="T42_22"><text:s/></text:span><text:span text:style-name="T42_23">speed</text:span><text:span text:style-name="T42_24"><text:s/></text:span><text:span text:style-name="T42_25">and</text:span><text:span text:style-name="T42_26"><text:s/></text:span><text:span text:style-name="T42_27">depth</text:span><text:span text:style-name="T42_28">.</text:span></text:p>
      <text:p text:style-name="P43"/>
      <text:p text:style-name="P44"><text:span text:style-name="T44_1">Deep</text:span></text:p>
      <text:p text:style-name="P45"><text:span text:style-name="T45_1">With</text:span><text:span text:style-name="T45_2"><text:s/></text:span><text:span text:style-name="T45_3">dungeons</text:span><text:span text:style-name="T45_4"><text:s/></text:span><text:span text:style-name="T45_5">that</text:span><text:span text:style-name="T45_6"><text:s/></text:span><text:span text:style-name="T45_7">can</text:span><text:span text:style-name="T45_8"><text:s/></text:span><text:span text:style-name="T45_9">be</text:span><text:span text:style-name="T45_10"><text:s/></text:span><text:span text:style-name="T45_11">replayed</text:span><text:span text:style-name="T45_12">,<text:s/></text:span><text:span text:style-name="T45_13">going</text:span><text:span text:style-name="T45_14"><text:s/></text:span><text:span text:style-name="T45_15">for</text:span><text:span text:style-name="T45_16"><text:s/></text:span><text:span text:style-name="T45_17">perfect</text:span><text:span text:style-name="T45_18"><text:s/></text:span><text:span text:style-name="T45_19">runs</text:span><text:span text:style-name="T45_20"><text:s/></text:span><text:span text:style-name="T45_21">with</text:span><text:span text:style-name="T45_22"><text:s/></text:span><text:span text:style-name="T45_23">friends</text:span><text:span text:style-name="T45_24"><text:s/></text:span><text:span text:style-name="T45_25">gives</text:span><text:span text:style-name="T45_26"><text:s/></text:span><text:span text:style-name="T45_27">better</text:span><text:span text:style-name="T45_28"><text:s/></text:span><text:span text:style-name="T45_29">loot</text:span><text:span text:style-name="T45_30">,<text:s/></text:span><text:span text:style-name="T45_31">giving</text:span><text:span text:style-name="T45_32"><text:s/></text:span><text:span text:style-name="T45_33">players</text:span><text:span text:style-name="T45_34"><text:s/></text:span><text:span text:style-name="T45_35">a</text:span><text:span text:style-name="T45_36"><text:s/></text:span><text:span text:style-name="T45_37">reason</text:span><text:span text:style-name="T45_38"><text:s/></text:span><text:span text:style-name="T45_39">to</text:span><text:span text:style-name="T45_40"><text:s/></text:span><text:span text:style-name="T45_41">speed</text:span><text:span text:style-name="T45_42"><text:s/></text:span><text:span text:style-name="T45_43">run</text:span><text:span text:style-name="T45_44"><text:s/></text:span><text:span text:style-name="T45_45">a</text:span><text:span text:style-name="T45_46"><text:s/></text:span><text:span text:style-name="T45_47">dungeon</text:span><text:span text:style-name="T45_48"><text:s/></text:span><text:span text:style-name="T45_49">without</text:span><text:span text:style-name="T45_50"><text:s/></text:span><text:span text:style-name="T45_51">taking</text:span><text:span text:style-name="T45_52"><text:s/></text:span><text:span text:style-name="T45_53">any</text:span><text:span text:style-name="T45_54"><text:s/></text:span><text:span text:style-name="T45_55">damage</text:span><text:span text:style-name="T45_56">.</text:span></text:p>
      <text:h text:style-name="P46" text:outline-level="10"><text:bookmark-start text:name="h.bx1q9eqjdrx"/><text:bookmark-end text:name="h.bx1q9eqjdrx"/><text:span text:style-name="T46_1">FOSS</text:span><text:span text:style-name="T46_2"><text:s/></text:span><text:span text:style-name="T46_3">Integration</text:span></text:h>
      <text:list text:style-name="LS5" xml:id="list22">
        <text:list-item>
          <text:p text:style-name="P47"><text:span text:style-name="T47_1">EXP</text:span><text:span text:style-name="T47_2"><text:s/></text:span><text:span text:style-name="T47_3">bonus</text:span><text:span text:style-name="T47_4"><text:s/></text:span><text:span text:style-name="T47_5">from</text:span><text:span text:style-name="T47_6"><text:s/></text:span><text:span text:style-name="T47_7">project</text:span><text:span text:style-name="T47_8"><text:s/></text:span><text:span text:style-name="T47_9">commits</text:span><text:span text:style-name="T47_10">.</text:span></text:p>
        </text:list-item>
        <text:list-item>
          <text:p text:style-name="P48"><text:span text:style-name="T48_1">A</text:span><text:span text:style-name="T48_2"><text:s/></text:span><text:span text:style-name="T48_3">stat</text:span><text:span text:style-name="T48_4"><text:s/></text:span><text:span text:style-name="T48_5">to</text:span><text:span text:style-name="T48_6"><text:s/></text:span><text:span text:style-name="T48_7">track</text:span><text:span text:style-name="T48_8"><text:s/></text:span><text:span text:style-name="T48_9">FOSS</text:span><text:span text:style-name="T48_10"><text:s/></text:span><text:span text:style-name="T48_11">developer</text:span><text:span text:style-name="T48_12"><text:s/>“</text:span><text:span text:style-name="T48_13">connectedness</text:span><text:span text:style-name="T48_14">”<text:s/></text:span><text:span text:style-name="T48_15">with</text:span><text:span text:style-name="T48_16"><text:s/></text:span><text:span text:style-name="T48_17">other</text:span><text:span text:style-name="T48_18"><text:s/></text:span><text:span text:style-name="T48_19">developers</text:span><text:span text:style-name="T48_20">,<text:s/></text:span><text:span text:style-name="T48_21">such</text:span><text:span text:style-name="T48_22"><text:s/></text:span><text:span text:style-name="T48_23">as</text:span><text:span text:style-name="T48_24"><text:s/></text:span><text:span text:style-name="T48_25">activity</text:span><text:span text:style-name="T48_26"><text:s/></text:span><text:span text:style-name="T48_27">on</text:span><text:span text:style-name="T48_28"><text:s/></text:span><text:span text:style-name="T48_29">a</text:span><text:span text:style-name="T48_30"><text:s/></text:span><text:span text:style-name="T48_31">another</text:span><text:span text:style-name="T48_32"><text:s/></text:span><text:span text:style-name="T48_33">developer</text:span><text:span text:style-name="T48_34">’</text:span><text:span text:style-name="T48_35">s</text:span><text:span text:style-name="T48_36"><text:s/></text:span><text:span text:style-name="T48_37">project</text:span><text:span text:style-name="T48_38">,<text:s/></text:span><text:span text:style-name="T48_39">used</text:span><text:span text:style-name="T48_40"><text:s/></text:span><text:span text:style-name="T48_41">for</text:span><text:span text:style-name="T48_42"><text:s/></text:span><text:span text:style-name="T48_43">unlocking</text:span><text:span text:style-name="T48_44"><text:s/></text:span><text:span text:style-name="T48_45">gear</text:span><text:span text:style-name="T48_46">.</text:span></text:p>
        </text:list-item>
        <text:list-item>
          <text:p text:style-name="P49"><text:span text:style-name="T49_1">Projects</text:span><text:span text:style-name="T49_2"><text:s/></text:span><text:span text:style-name="T49_3">are</text:span><text:span text:style-name="T49_4"><text:s/></text:span><text:span text:style-name="T49_5">represented</text:span><text:span text:style-name="T49_6"><text:s/></text:span><text:span text:style-name="T49_7">by</text:span><text:span text:style-name="T49_8"><text:s/></text:span><text:span text:style-name="T49_9">towers</text:span><text:span text:style-name="T49_10">,<text:s/></text:span><text:span text:style-name="T49_11">towers</text:span><text:span text:style-name="T49_12"><text:s/></text:span><text:span text:style-name="T49_13">are</text:span><text:span text:style-name="T49_14"><text:s/></text:span><text:span text:style-name="T49_15">collections</text:span><text:span text:style-name="T49_16"><text:s/></text:span><text:span text:style-name="T49_17">of</text:span><text:span text:style-name="T49_18"><text:s/></text:span><text:span text:style-name="T49_19">dungeons</text:span><text:span text:style-name="T49_20">.<text:s/></text:span><text:span text:style-name="T49_21">Each</text:span><text:span text:style-name="T49_22"><text:s/></text:span><text:span text:style-name="T49_23">dungeon</text:span><text:span text:style-name="T49_24"><text:s/></text:span><text:span text:style-name="T49_25">is</text:span><text:span text:style-name="T49_26"><text:s/></text:span><text:span text:style-name="T49_27">an</text:span><text:span text:style-name="T49_28"><text:s/></text:span><text:span text:style-name="T49_29">issue</text:span><text:span text:style-name="T49_30"><text:s/></text:span><text:span text:style-name="T49_31">in</text:span><text:span text:style-name="T49_32"><text:s/></text:span><text:span text:style-name="T49_33">the</text:span><text:span text:style-name="T49_34"><text:s/></text:span><text:span text:style-name="T49_35">project</text:span><text:span text:style-name="T49_36">.<text:s/></text:span></text:p>
        </text:list-item>
        <text:list-item>
          <text:p text:style-name="P50"><text:span text:style-name="T50_1">Dungeons</text:span><text:span text:style-name="T50_2"><text:s/></text:span><text:span text:style-name="T50_3">decay</text:span><text:span text:style-name="T50_4"><text:s/></text:span><text:span text:style-name="T50_5">over</text:span><text:span text:style-name="T50_6"><text:s/></text:span><text:span text:style-name="T50_7">time</text:span><text:span text:style-name="T50_8">,<text:s/></text:span><text:span text:style-name="T50_9">experience</text:span><text:span text:style-name="T50_10"><text:s/></text:span><text:span text:style-name="T50_11">and</text:span><text:span text:style-name="T50_12"><text:s/></text:span><text:span text:style-name="T50_13">loot</text:span><text:span text:style-name="T50_14"><text:s/></text:span><text:span text:style-name="T50_15">go</text:span><text:span text:style-name="T50_16"><text:s/></text:span><text:span text:style-name="T50_17">down</text:span><text:span text:style-name="T50_18"><text:s/></text:span><text:span text:style-name="T50_19">every</text:span><text:span text:style-name="T50_20"><text:s/></text:span><text:span text:style-name="T50_21">run</text:span><text:span text:style-name="T50_22"><text:s/></text:span><text:span text:style-name="T50_23">if</text:span><text:span text:style-name="T50_24"><text:s/></text:span><text:span text:style-name="T50_25">there</text:span><text:span text:style-name="T50_26"><text:s/></text:span><text:span text:style-name="T50_27">is</text:span><text:span text:style-name="T50_28"><text:s/></text:span><text:span text:style-name="T50_29">a</text:span><text:span text:style-name="T50_30"><text:s/></text:span><text:span text:style-name="T50_31">lack</text:span><text:span text:style-name="T50_32"><text:s/></text:span><text:span text:style-name="T50_33">of</text:span><text:span text:style-name="T50_34"><text:s/></text:span><text:span text:style-name="T50_35">activity</text:span><text:span text:style-name="T50_36"><text:s/></text:span><text:span text:style-name="T50_37">on</text:span><text:span text:style-name="T50_38"><text:s/></text:span><text:span text:style-name="T50_39">the</text:span><text:span text:style-name="T50_40"><text:s/></text:span><text:span text:style-name="T50_41">project</text:span><text:span text:style-name="T50_42">,<text:s/></text:span><text:span text:style-name="T50_43">bottoming</text:span><text:span text:style-name="T50_44"><text:s/></text:span><text:span text:style-name="T50_45">out</text:span><text:span text:style-name="T50_46"><text:s/></text:span><text:span text:style-name="T50_47">at</text:span><text:span text:style-name="T50_48"><text:s/></text:span><text:span text:style-name="T50_49">a</text:span><text:span text:style-name="T50_50"><text:s/></text:span><text:span text:style-name="T50_51">reasonable</text:span><text:span text:style-name="T50_52"><text:s/></text:span><text:span text:style-name="T50_53">minimum</text:span><text:span text:style-name="T50_54">.</text:span></text:p>
        </text:list-item>
        <text:list-item>
          <text:p text:style-name="P51"><text:span text:style-name="T51_1">The</text:span><text:span text:style-name="T51_2"><text:s/></text:span><text:span text:style-name="T51_3">size</text:span><text:span text:style-name="T51_4"><text:s/></text:span><text:span text:style-name="T51_5">of</text:span><text:span text:style-name="T51_6"><text:s/></text:span><text:span text:style-name="T51_7">regions</text:span><text:span text:style-name="T51_8"><text:s/></text:span><text:span text:style-name="T51_9">and</text:span><text:span text:style-name="T51_10"><text:s/></text:span><text:span text:style-name="T51_11">the</text:span><text:span text:style-name="T51_12"><text:s/></text:span><text:span text:style-name="T51_13">towers</text:span><text:span text:style-name="T51_14"><text:s/></text:span><text:span text:style-name="T51_15">vary</text:span><text:span text:style-name="T51_16"><text:s/></text:span><text:span text:style-name="T51_17">based</text:span><text:span text:style-name="T51_18"><text:s/></text:span><text:span text:style-name="T51_19">on</text:span><text:span text:style-name="T51_20"><text:s/></text:span><text:span text:style-name="T51_21">FOSS</text:span><text:span text:style-name="T51_22"><text:s/></text:span><text:span text:style-name="T51_23">data</text:span><text:span text:style-name="T51_24">.</text:span></text:p>
        </text:list-item>
        <text:list-item>
          <text:p text:style-name="P52"><text:span text:style-name="T52_1">Different</text:span><text:span text:style-name="T52_2"><text:s/></text:span><text:span text:style-name="T52_3">areas</text:span><text:span text:style-name="T52_4"><text:s/></text:span><text:span text:style-name="T52_5">around</text:span><text:span text:style-name="T52_6"><text:s/></text:span><text:span text:style-name="T52_7">the</text:span><text:span text:style-name="T52_8"><text:s/></text:span><text:span text:style-name="T52_9">world</text:span><text:span text:style-name="T52_10"><text:s/></text:span><text:span text:style-name="T52_11">would</text:span><text:span text:style-name="T52_12"><text:s/></text:span><text:span text:style-name="T52_13">have</text:span><text:span text:style-name="T52_14"><text:s/></text:span><text:span text:style-name="T52_15">different</text:span><text:span text:style-name="T52_16"><text:s/></text:span><text:span text:style-name="T52_17">types</text:span><text:span text:style-name="T52_18"><text:s/></text:span><text:span text:style-name="T52_19">of</text:span><text:span text:style-name="T52_20"><text:s/></text:span><text:span text:style-name="T52_21">materials</text:span><text:span text:style-name="T52_22">.<text:s/></text:span><text:span text:style-name="T52_23">FOSS</text:span><text:span text:style-name="T52_24"><text:s/></text:span><text:span text:style-name="T52_25">actions</text:span><text:span text:style-name="T52_26"><text:s/></text:span><text:span text:style-name="T52_27">would</text:span><text:span text:style-name="T52_28"><text:s/></text:span><text:span text:style-name="T52_29">similarly</text:span><text:span text:style-name="T52_30"><text:s/></text:span><text:span text:style-name="T52_31">provide</text:span><text:span text:style-name="T52_32"><text:s/></text:span><text:span text:style-name="T52_33">different</text:span><text:span text:style-name="T52_34"><text:s/></text:span><text:span text:style-name="T52_35">types</text:span><text:span text:style-name="T52_36"><text:s/></text:span><text:span text:style-name="T52_37">of</text:span><text:span text:style-name="T52_38"><text:s/></text:span><text:span text:style-name="T52_39">crafting</text:span><text:span text:style-name="T52_40"><text:s/></text:span><text:span text:style-name="T52_41">materials</text:span><text:span text:style-name="T52_42">.</text:span></text:p>
        </text:list-item>
        <text:list-item>
          <text:p text:style-name="P53"><text:span text:style-name="T53_1">Closing</text:span><text:span text:style-name="T53_2"><text:s/></text:span><text:span text:style-name="T53_3">issues</text:span><text:span text:style-name="T53_4"><text:s/></text:span><text:span text:style-name="T53_5">in</text:span><text:span text:style-name="T53_6"><text:s/></text:span><text:span text:style-name="T53_7">code</text:span><text:span text:style-name="T53_8"><text:s/></text:span><text:span text:style-name="T53_9">opens</text:span><text:span text:style-name="T53_10"><text:s/></text:span><text:span text:style-name="T53_11">portals</text:span><text:span text:style-name="T53_12"><text:s/></text:span><text:span text:style-name="T53_13">in</text:span><text:span text:style-name="T53_14"><text:s/></text:span><text:span text:style-name="T53_15">dungeons</text:span><text:span text:style-name="T53_16"><text:s/></text:span><text:span text:style-name="T53_17">to</text:span><text:span text:style-name="T53_18"><text:s/></text:span><text:span text:style-name="T53_19">save</text:span><text:span text:style-name="T53_20"><text:s/></text:span><text:span text:style-name="T53_21">time</text:span><text:span text:style-name="T53_22">.</text:span></text:p>
        </text:list-item>
        <text:list-item>
          <text:p text:style-name="P54"><text:span text:style-name="T54_1">In</text:span><text:span text:style-name="T54_2">-</text:span><text:span text:style-name="T54_3">game</text:span><text:span text:style-name="T54_4"><text:s/></text:span><text:span text:style-name="T54_5">FOSS</text:span><text:span text:style-name="T54_6"><text:s/></text:span><text:span text:style-name="T54_7">news</text:span><text:span text:style-name="T54_8"><text:s/></text:span><text:span text:style-name="T54_9">channel</text:span><text:span text:style-name="T54_10"><text:s/>(</text:span><text:span text:style-name="T54_11">in</text:span><text:span text:style-name="T54_12"><text:s/></text:span><text:span text:style-name="T54_13">a</text:span><text:span text:style-name="T54_14"><text:s/></text:span><text:span text:style-name="T54_15">similar</text:span><text:span text:style-name="T54_16"><text:s/></text:span><text:span text:style-name="T54_17">vein</text:span><text:span text:style-name="T54_18"><text:s/></text:span><text:span text:style-name="T54_19">of</text:span><text:span text:style-name="T54_20"><text:s/></text:span><text:span text:style-name="T54_21">SportsCenter</text:span><text:span text:style-name="T54_22"><text:s/></text:span><text:span text:style-name="T54_23">on</text:span><text:span text:style-name="T54_24"><text:s/></text:span><text:span text:style-name="T54_25">ESPN</text:span><text:span text:style-name="T54_26">)</text:span></text:p>
        </text:list-item>
        <text:list-item>
          <text:p text:style-name="P55"><text:span text:style-name="T55_1">Projects</text:span><text:span text:style-name="T55_2"><text:s/></text:span><text:span text:style-name="T55_3">won</text:span><text:span text:style-name="T55_4">’</text:span><text:span text:style-name="T55_5">t</text:span><text:span text:style-name="T55_6"><text:s/></text:span><text:span text:style-name="T55_7">show</text:span><text:span text:style-name="T55_8"><text:s/></text:span><text:span text:style-name="T55_9">up</text:span><text:span text:style-name="T55_10"><text:s/></text:span><text:span text:style-name="T55_11">in</text:span><text:span text:style-name="T55_12"><text:s/></text:span><text:span text:style-name="T55_13">FOSSopolis</text:span><text:span text:style-name="T55_14"><text:s/></text:span><text:span text:style-name="T55_15">unless</text:span><text:span text:style-name="T55_16"><text:s/></text:span><text:span text:style-name="T55_17">the</text:span><text:span text:style-name="T55_18"><text:s/></text:span><text:span text:style-name="T55_19">player</text:span><text:span text:style-name="T55_20"><text:s/></text:span><text:span text:style-name="T55_21">has</text:span><text:span text:style-name="T55_22"><text:s/></text:span><text:span text:style-name="T55_23">contributors</text:span><text:span text:style-name="T55_24">,<text:s/></text:span><text:span text:style-name="T55_25">has</text:span><text:span text:style-name="T55_26"><text:s/></text:span><text:span text:style-name="T55_27">been</text:span><text:span text:style-name="T55_28"><text:s/></text:span><text:span text:style-name="T55_29">forked</text:span><text:span text:style-name="T55_30">,<text:s/></text:span><text:span text:style-name="T55_31">etc</text:span><text:span text:style-name="T55_32">.<text:s/></text:span><text:span text:style-name="T55_33">However</text:span><text:span text:style-name="T55_34">,<text:s/></text:span><text:span text:style-name="T55_35">even</text:span><text:span text:style-name="T55_36"><text:s/></text:span><text:span text:style-name="T55_37">small</text:span><text:span text:style-name="T55_38"><text:s/></text:span><text:span text:style-name="T55_39">projects</text:span><text:span text:style-name="T55_40"><text:s/></text:span><text:span text:style-name="T55_41">will</text:span><text:span text:style-name="T55_42"><text:s/></text:span><text:span text:style-name="T55_43">have</text:span><text:span text:style-name="T55_44"><text:s/></text:span><text:span text:style-name="T55_45">towers</text:span><text:span text:style-name="T55_46"><text:s/></text:span><text:span text:style-name="T55_47">as</text:span><text:span text:style-name="T55_48"><text:s/></text:span><text:span text:style-name="T55_49">long</text:span><text:span text:style-name="T55_50"><text:s/></text:span><text:span text:style-name="T55_51">as</text:span><text:span text:style-name="T55_52"><text:s/></text:span><text:span text:style-name="T55_53">they</text:span><text:span text:style-name="T55_54"><text:s/></text:span><text:span text:style-name="T55_55">meet</text:span><text:span text:style-name="T55_56"><text:s/></text:span><text:span text:style-name="T55_57">a</text:span><text:span text:style-name="T55_58"><text:s/></text:span><text:span text:style-name="T55_59">minimum</text:span><text:span text:style-name="T55_60"><text:s/></text:span><text:span text:style-name="T55_61">number</text:span><text:span text:style-name="T55_62"><text:s/></text:span><text:span text:style-name="T55_63">of</text:span><text:span text:style-name="T55_64"><text:s/></text:span><text:span text:style-name="T55_65">contributors</text:span><text:span text:style-name="T55_66">/</text:span><text:span text:style-name="T55_67">followers</text:span><text:span text:style-name="T55_68">.</text:span></text:p>
        </text:list-item>
        <text:list-item>
          <text:p text:style-name="P56"><text:span text:style-name="T56_1">Player</text:span><text:span text:style-name="T56_2"><text:s/></text:span><text:span text:style-name="T56_3">owned</text:span><text:span text:style-name="T56_4"><text:s/></text:span><text:span text:style-name="T56_5">vehicle</text:span><text:span text:style-name="T56_6"><text:s/></text:span><text:span text:style-name="T56_7">can</text:span><text:span text:style-name="T56_8"><text:s/></text:span><text:span text:style-name="T56_9">be</text:span><text:span text:style-name="T56_10"><text:s/></text:span><text:span text:style-name="T56_11">customized</text:span><text:span text:style-name="T56_12"><text:s/></text:span><text:span text:style-name="T56_13">with</text:span><text:span text:style-name="T56_14"><text:s/></text:span><text:span text:style-name="T56_15">OS</text:span><text:span text:style-name="T56_16">,<text:s/></text:span><text:span text:style-name="T56_17">browser</text:span><text:span text:style-name="T56_18"><text:s/></text:span><text:span text:style-name="T56_19">and</text:span><text:span text:style-name="T56_20"><text:s/></text:span><text:span text:style-name="T56_21">other</text:span><text:span text:style-name="T56_22"><text:s/></text:span><text:span text:style-name="T56_23">developer</text:span><text:span text:style-name="T56_24"><text:s/></text:span><text:span text:style-name="T56_25">specific</text:span><text:span text:style-name="T56_26"><text:s/></text:span><text:span text:style-name="T56_27">information</text:span><text:span text:style-name="T56_2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